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d531a" officeooo:paragraph-rsid="0020f70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29b5a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fb0ba" officeooo:paragraph-rsid="002a97d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29e20" officeooo:paragraph-rsid="00329e2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d08c2" officeooo:paragraph-rsid="002d08c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70626" officeooo:paragraph-rsid="00370626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531a" officeooo:paragraph-rsid="0029b5a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d08c2" officeooo:paragraph-rsid="002d08c2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29e20" officeooo:paragraph-rsid="00329e20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70626" officeooo:paragraph-rsid="00370626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0f702" officeooo:paragraph-rsid="002a97d2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0f702" officeooo:paragraph-rsid="0020f702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0f702" officeooo:paragraph-rsid="003521bb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1fb0ba" officeooo:paragraph-rsid="002a97d2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9b5a0" officeooo:paragraph-rsid="002a97d2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148c7a" officeooo:paragraph-rsid="00370626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521bb" officeooo:paragraph-rsid="003521bb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521bb" officeooo:paragraph-rsid="003521bb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521bb" officeooo:paragraph-rsid="003521bb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5f21f" officeooo:paragraph-rsid="0025f21f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text-properties style:font-name="DejaVu Sans Condensed" fo:font-size="12pt" officeooo:rsid="001f502d" officeooo:paragraph-rsid="00370626" style:font-size-asian="12pt" style:font-size-complex="12pt"/>
    </style:style>
    <style:style style:name="P24" style:family="paragraph" style:parent-style-name="Standard" style:list-style-name="L3">
      <style:text-properties style:font-name="DejaVu Sans Condensed" fo:font-size="12pt" officeooo:rsid="00148c7a" officeooo:paragraph-rsid="00370626" style:font-size-asian="12pt" style:font-size-complex="12pt"/>
    </style:style>
    <style:style style:name="P25" style:family="paragraph" style:parent-style-name="Standard" style:list-style-name="L3">
      <style:text-properties style:font-name="DejaVu Sans Condensed" officeooo:paragraph-rsid="00370626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370626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2d08c2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2a97d2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2fabe6"/>
    </style:style>
    <style:style style:name="P30" style:family="paragraph" style:parent-style-name="Standard" style:list-style-name="L4">
      <style:paragraph-properties fo:text-align="start" style:justify-single-word="false"/>
      <style:text-properties officeooo:paragraph-rsid="0025f21f"/>
    </style:style>
    <style:style style:name="P31" style:family="paragraph" style:parent-style-name="Standard" style:list-style-name="L5">
      <style:paragraph-properties fo:text-align="start" style:justify-single-word="false"/>
      <style:text-properties officeooo:paragraph-rsid="00301f3c"/>
    </style:style>
    <style:style style:name="P32" style:family="paragraph" style:parent-style-name="Standard" style:list-style-name="L5">
      <style:paragraph-properties fo:text-align="start" style:justify-single-word="false"/>
      <style:text-properties officeooo:paragraph-rsid="003521bb"/>
    </style:style>
    <style:style style:name="P33" style:family="paragraph" style:parent-style-name="Standard">
      <style:paragraph-properties fo:text-align="start" style:justify-single-word="false"/>
      <style:text-properties officeooo:paragraph-rsid="0038dc9f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3521bb" officeooo:paragraph-rsid="003521bb"/>
    </style:style>
    <style:style style:name="P3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8dc9f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8dc9f" style:font-weight-asian="bold" style:font-weight-complex="bold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0f702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5f21f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fb0ba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d08c2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ebe0a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fabe6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01f3c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31615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44d7b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78ea9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70626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1fb0ba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20f702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2488f8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25f21f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2a97d2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2d08c2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2fabe6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301f3c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370626" style:font-size-asian="12pt" style:font-weight-asian="normal" style:font-size-complex="12pt" style:font-weight-complex="normal"/>
    </style:style>
    <style:style style:name="T25" style:family="text">
      <style:text-properties officeooo:rsid="001d531a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78ea9" style:font-weight-asian="bold" style:font-weight-complex="bold"/>
    </style:style>
    <style:style style:name="T28" style:family="text">
      <style:text-properties fo:font-weight="bold" officeooo:rsid="002c28b9" style:font-weight-asian="bold" style:font-weight-complex="bold"/>
    </style:style>
    <style:style style:name="T29" style:family="text">
      <style:text-properties fo:font-weight="bold" officeooo:rsid="0020f702" style:font-weight-asian="bold" style:font-weight-complex="bold"/>
    </style:style>
    <style:style style:name="T30" style:family="text">
      <style:text-properties fo:font-weight="bold" officeooo:rsid="0025f21f" style:font-weight-asian="bold" style:font-weight-complex="bold"/>
    </style:style>
    <style:style style:name="T31" style:family="text">
      <style:text-properties fo:font-weight="bold" officeooo:rsid="00148c7a" style:font-weight-asian="bold" style:font-weight-complex="bold"/>
    </style:style>
    <style:style style:name="T32" style:family="text">
      <style:text-properties fo:font-weight="bold" officeooo:rsid="002260be" style:font-weight-asian="bold" style:font-weight-complex="bold"/>
    </style:style>
    <style:style style:name="T33" style:family="text">
      <style:text-properties officeooo:rsid="002a97d2"/>
    </style:style>
    <style:style style:name="T34" style:family="text">
      <style:text-properties fo:font-style="italic" fo:font-weight="normal" fo:background-color="#ff8000" loext:char-shading-value="0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2b3b35" fo:background-color="#ff8000" loext:char-shading-value="0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278ea9" fo:background-color="#ff8000" loext:char-shading-value="0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22bd73" fo:background-color="#ff8000" loext:char-shading-value="0" style:font-style-asian="italic" style:font-weight-asian="normal" style:font-style-complex="italic" style:font-weight-complex="normal"/>
    </style:style>
    <style:style style:name="T38" style:family="text">
      <style:text-properties officeooo:rsid="002c28b9"/>
    </style:style>
    <style:style style:name="T39" style:family="text">
      <style:text-properties officeooo:rsid="001fb0ba"/>
    </style:style>
    <style:style style:name="T40" style:family="text">
      <style:text-properties officeooo:rsid="00370626"/>
    </style:style>
    <style:style style:name="T41" style:family="text">
      <style:text-properties fo:font-size="12pt" officeooo:rsid="00148c7a" style:font-size-asian="12pt" style:font-size-complex="12pt"/>
    </style:style>
    <style:style style:name="T42" style:family="text">
      <style:text-properties fo:font-size="12pt" officeooo:rsid="002260be" style:font-size-asian="12pt" style:font-size-complex="12pt"/>
    </style:style>
    <style:style style:name="T43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2260be" style:font-size-asian="12pt" style:font-weight-asian="bold" style:font-size-complex="12pt" style:font-weight-complex="bold"/>
    </style:style>
    <style:style style:name="T45" style:family="text">
      <style:text-properties officeooo:rsid="00148c7a"/>
    </style:style>
    <style:style style:name="T46" style:family="text">
      <style:text-properties officeooo:rsid="002332c6"/>
    </style:style>
    <style:style style:name="T47" style:family="text">
      <style:text-properties officeooo:rsid="00223d3f"/>
    </style:style>
    <style:style style:name="T48" style:family="text">
      <style:text-properties officeooo:rsid="0035db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 table:style-name="TableLine2030124254704">
          <table:table-cell table:style-name="Table1.A1" office:value-type="string">
            <text:p text:style-name="P35">1<text:span text:style-name="T48">xx</text:span> - Controls</text:p>
          </table:table-cell>
          <table:table-cell table:style-name="Table1.E1" office:value-type="string">
            <text:p text:style-name="P36">2xx - Ground</text:p>
          </table:table-cell>
          <table:table-cell table:style-name="Table1.E1" office:value-type="string">
            <text:p text:style-name="P36">3xx - Flight</text:p>
          </table:table-cell>
          <table:table-cell table:style-name="Table1.D1" office:value-type="string">
            <text:p text:style-name="P36">4xx - A2A</text:p>
          </table:table-cell>
          <table:table-cell table:style-name="Table1.E1" office:value-type="string">
            <text:p text:style-name="P36">5xx - A2G</text:p>
          </table:table-cell>
          <table:table-cell table:style-name="Table1.F1" office:value-type="string">
            <text:p text:style-name="P36">6xx - Misc</text:p>
          </table:table-cell>
        </table:table-row>
      </table:table>
      <text:p text:style-name="P33"><text:span text:style-name="T11">4</text:span><text:span text:style-name="T12">0</text:span><text:span text:style-name="T11">2</text:span><text:span text:style-name="T3"> - </text:span><text:span text:style-name="T1">A/</text:span><text:span text:style-name="T2">A</text:span><text:span text:style-name="T8"> - A/A missiles</text:span></text:p>
      <text:p text:style-name="P1"/>
      <text:p text:style-name="P2">Master Arm ... ON</text:p>
      <text:p text:style-name="P2">Master Mode ... A/<text:span text:style-name="T25">A</text:span></text:p>
      <text:p text:style-name="P4"/>
      <text:p text:style-name="P4">Corner speed (best sustained turn rate) ... approx 420 kts <text:span text:style-name="T33">(varies with weight and altitude)</text:span></text:p>
      <text:p text:style-name="P4"/>
      <text:p text:style-name="P6">Guns -- <text:span text:style-name="T40">M61A1, 578 rounds</text:span></text:p>
      <text:list xml:id="list2797230130" text:style-name="L1">
        <text:list-item>
          <text:p text:style-name="P11">Press <text:span text:style-name="T26">Gray Reset Hat back</text:span> to select guns.</text:p>
        </text:list-item>
        <text:list-item>
          <text:p text:style-name="P12">If no target is locked, gun funnel is shown. <text:s/>Dots in the funnel are for 1000 ft and 2000 ft range. Wingspan is set on the SMS page (default is 40 ft), press the <text:span text:style-name="T26">UFC</text:span> OSB.</text:p>
        </text:list-item>
        <text:list-item>
          <text:p text:style-name="P12">Radar will be automatically set to Guns Auto Acquisition Mode (GACQ). <text:s/>The FOV covers the HUD and will lock any target within 5 nmi range.</text:p>
        </text:list-item>
        <text:list-item>
          <text:p text:style-name="P12">You can also use any of the other ACM modes (see below). <text:s/>Vertical Scan (VACQ) (Dish Hat down) is useful in a dogfight.</text:p>
        </text:list-item>
        <text:list-item>
          <text:p text:style-name="P26"><text:span text:style-name="T24">Put the pipper on the target and press </text:span><text:span text:style-name="T14">Trigger</text:span><text:span text:style-name="T24"> to fire.</text:span></text:p>
        </text:list-item>
      </text:list>
      <text:p text:style-name="P4"/>
      <text:p text:style-name="P5">AIM-9X with <text:span text:style-name="T40">HMD</text:span> -- <text:span text:style-name="T35">PANIC MODE -- </text:span><text:span text:style-name="T36">WVR q</text:span><text:span text:style-name="T34">uick engagement </text:span><text:span text:style-name="T36">using ACM radar </text:span><text:span text:style-name="T37">and HMD</text:span></text:p>
      <text:list xml:id="list2485585608" text:style-name="L2">
        <text:list-item>
          <text:p text:style-name="P27"><text:span text:style-name="T16">Press </text:span><text:span text:style-name="T6">Gray Reset Hat press</text:span><text:span text:style-name="T16"> to select AIM-9. <text:s/>(Or forward for Sparrow, right for AMRAAM, backward for gun.) <text:s/></text:span><text:span text:style-name="T21">This automatically sets you to </text:span><text:span text:style-name="T7">A/A Master Mode</text:span><text:span text:style-name="T21">.</text:span></text:p>
        </text:list-item>
        <text:list-item>
          <text:p text:style-name="P28"><text:span text:style-name="T16">Press </text:span><text:span text:style-name="T4">Dish Hat up</text:span><text:span text:style-name="T17"> to enter ACM mode with Boresight/</text:span><text:span text:style-name="T18">HACQ (HMD)</text:span><text:span text:style-name="T17"> scan</text:span><text:span text:style-name="T16">.</text:span></text:p>
        </text:list-item>
        <text:list-item>
          <text:p text:style-name="P13"><text:span text:style-name="T26">Look at target</text:span> to lock with <text:span text:style-name="T26">HMD</text:span>.</text:p>
        </text:list-item>
        <text:list-item>
          <text:p text:style-name="P16">Press <text:span text:style-name="T27">"</text:span><text:span text:style-name="T26">Uncage</text:span><text:span text:style-name="T27">"</text:span><text:span text:style-name="T26"> (Rear Thumb Button)</text:span> to allow missile to lock radar target off boresight.</text:p>
        </text:list-item>
        <text:list-item>
          <text:p text:style-name="P17"><text:span text:style-name="T39">Press </text:span><text:span text:style-name="T29">Trigger</text:span><text:span text:style-name="T39"> to fire when you have tone.</text:span></text:p>
        </text:list-item>
      </text:list>
      <text:p text:style-name="P9"/>
      <text:p text:style-name="P8">Radar ACM Modes with Dish Hat</text:p>
      <text:list xml:id="list2591665638" text:style-name="L3">
        <text:list-item>
          <text:p text:style-name="P25"><text:span text:style-name="T41">U: </text:span><text:span text:style-name="T43">Boresight/</text:span><text:span text:style-name="T44">HACQ</text:span><text:span text:style-name="T42"> scan, 10 nmi range</text:span></text:p>
        </text:list-item>
        <text:list-item>
          <text:p text:style-name="P23">L-U: <text:span text:style-name="T31">Boresight/</text:span><text:span text:style-name="T32">LACQ</text:span><text:span text:style-name="T45"> </text:span>scan, 40 nmi range</text:p>
        </text:list-item>
        <text:list-item>
          <text:p text:style-name="P24">D: <text:span text:style-name="T26">VACQ</text:span> (vertical) <text:span text:style-name="T46">scan, 5 nmi range</text:span></text:p>
        </text:list-item>
        <text:list-item>
          <text:p text:style-name="P24">L: <text:span text:style-name="T26">WACQ</text:span> (wide) <text:span text:style-name="T46">scan,</text:span> <text:span text:style-name="T46">10 nmi range, </text:span><text:span text:style-name="T47">60 deg azimuth, +6/-9 deg elevation, slaved to aircraft in pitch, horizon in roll</text:span></text:p>
        </text:list-item>
        <text:list-item>
          <text:p text:style-name="P18">R: --</text:p>
        </text:list-item>
      </text:list>
      <text:p text:style-name="P9"/>
      <text:p text:style-name="P3">AMRAAM</text:p>
      <text:list xml:id="list1851983082" text:style-name="L4">
        <text:list-item>
          <text:p text:style-name="P29"><text:span text:style-name="T16">Press </text:span><text:span text:style-name="T6">Gray Reset Hat </text:span><text:span text:style-name="T9">right</text:span><text:span text:style-name="T16"> to select AIM-</text:span><text:span text:style-name="T22">120.</text:span></text:p>
        </text:list-item>
        <text:list-item>
          <text:p text:style-name="P14"><text:span text:style-name="T28">IN </text:span><text:span text:style-name="T26">LAR</text:span> <text:span text:style-name="T38">vs </text:span><text:span text:style-name="T28">SHOOT</text:span><text:span text:style-name="T38"> cue: IN LAR (</text:span>Launch Acceptable Region<text:span text:style-name="T38">) is on a friendly or unknown target, SHOOT is on an enemy target.</text:span></text:p>
        </text:list-item>
        <text:list-item>
          <text:p text:style-name="P30"><text:span text:style-name="T19">HUD symbology: Large circle </text:span><text:span text:style-name="T20">is range scale</text:span><text:span text:style-name="T19">. <text:s/>Going </text:span><text:span text:style-name="T21">counterclockwise</text:span><text:span text:style-name="T19">, </text:span><text:span text:style-name="T20">diamond/square is absolute max aerodynamic range, </text:span><text:span text:style-name="T19">triangle at bottom is </text:span><text:span text:style-name="T5">Rmax</text:span><text:span text:style-name="T19"> (maximum launch range on non-maneuvering target), the next triangle is </text:span><text:span text:style-name="T5">Rne</text:span><text:span text:style-name="T19"> (no-escape range on maneuvering target), next is </text:span><text:span text:style-name="T5">Rmin</text:span><text:span text:style-name="T19"> (minimum launch range).</text:span></text:p>
        </text:list-item>
        <text:list-item>
          <text:p text:style-name="P19"><text:span text:style-name="T19">Press </text:span><text:span text:style-name="T30">Trigger</text:span><text:span text:style-name="T19"> to fire.</text:span></text:p>
        </text:list-item>
        <text:list-item>
          <text:p text:style-name="P22">After launch, HUD will show <text:span text:style-name="T26">xxACT</text:span> (time to active), and after it goes active ("pitbull"), shows <text:span text:style-name="T26">xxTTG</text:span> (time to target/impact).</text:p>
        </text:list-item>
      </text:list>
      <text:p text:style-name="P10"/>
      <text:p text:style-name="P7">Sparrow</text:p>
      <text:list xml:id="list1098405088" text:style-name="L5">
        <text:list-item>
          <text:p text:style-name="P31"><text:span text:style-name="T16">Press </text:span><text:span text:style-name="T6">Gray Reset Hat </text:span><text:span text:style-name="T10">forward</text:span><text:span text:style-name="T16"> to select AIM-</text:span><text:span text:style-name="T23">7</text:span><text:span text:style-name="T22">.</text:span></text:p>
        </text:list-item>
        <text:list-item>
          <text:p text:style-name="P15"><text:span text:style-name="T28">IN </text:span><text:span text:style-name="T26">LAR</text:span> <text:span text:style-name="T38">vs </text:span><text:span text:style-name="T28">SHOOT</text:span><text:span text:style-name="T38"> cue: IN LAR (</text:span>Launch Acceptable Region<text:span text:style-name="T38">) is on a friendly or unknown target, SHOOT is on an enemy target.</text:span></text:p>
        </text:list-item>
        <text:list-item>
          <text:p text:style-name="P32"><text:span text:style-name="T19">HUD symbology: Large circle </text:span><text:span text:style-name="T20">is range scale</text:span><text:span text:style-name="T19">. <text:s/>Going </text:span><text:span text:style-name="T21">counterclockwise</text:span><text:span text:style-name="T19">, </text:span><text:span text:style-name="T20">diamond/square is absolute max aerodynamic range, </text:span><text:span text:style-name="T19">triangle at bottom is </text:span><text:span text:style-name="T5">Rmax</text:span><text:span text:style-name="T19"> (maximum launch range on non-maneuvering target), the next triangle is </text:span><text:span text:style-name="T5">Rne</text:span><text:span text:style-name="T19"> (no-escape range on maneuvering target), next is </text:span><text:span text:style-name="T5">Rmin</text:span><text:span text:style-name="T19"> (minimum launch range).</text:span></text:p>
        </text:list-item>
        <text:list-item>
          <text:p text:style-name="P34"><text:span text:style-name="T22">I</text:span><text:span text:style-name="T15">f you have a target "bugged" (L&amp;S, or primary designated target), press </text:span><text:span text:style-name="T13">"</text:span><text:span text:style-name="T6">Uncage</text:span><text:span text:style-name="T13">"</text:span><text:span text:style-name="T6"> (Rear Thumb Button)</text:span><text:span text:style-name="T15"> to lock it with STT, or it will be STT locked automatically on launching the missile.</text:span></text:p>
        </text:list-item>
      </text:list>
      <text:list xml:id="list1248515569" text:style-name="L6">
        <text:list-item>
          <text:list>
            <text:list-item>
              <text:p text:style-name="P20">If you have no target locked and you fire a Sparrow, it will go to FLOOD mode. <text:s/>Missile will then guide on the closest target inside the large circle on the HUD. <text:s/>Uses pure pursuit guidance, so not good for crossing targets, only on targets going toward or away from you.</text:p>
            </text:list-item>
          </text:list>
        </text:list-item>
      </text:list>
      <text:list xml:id="list214739891951315" text:continue-list="list1098405088" text:style-name="L5">
        <text:list-item>
          <text:p text:style-name="P21">Press <text:span text:style-name="T26">Trigger</text:span> to fir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2-04T21:47:37.753000000</dc:date>
    <meta:editing-duration>PT7H15M45S</meta:editing-duration>
    <meta:editing-cycles>43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41" meta:word-count="570" meta:character-count="3096" meta:non-whitespace-character-count="2584"/>
  </office:meta>
</office:document-meta>
</file>